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KGinisSmall" svg:font-family="CKGinisSmall" style:font-family-generic="swiss" style:font-pitch="variable" svg:panose-1="2 11 6 3 5 3 2 2 2 4"/>
  </office:font-face-decls>
  <office:automatic-styles>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number text:level="1" text:style-name="WW_CharLFO4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0833in"/>
    </style:style>
    <style:style style:name="TableColumn3" style:family="table-column">
      <style:table-column-properties style:column-width="2.1652in"/>
    </style:style>
    <style:style style:name="TableColumn4" style:family="table-column">
      <style:table-column-properties style:column-width="2.8034in"/>
    </style:style>
    <style:style style:name="Table1" style:family="table" style:master-page-name="MPF0">
      <style:table-properties style:width="6.052in" fo:margin-left="0in" table:align="left"/>
    </style:style>
    <style:style style:name="TableRow5" style:family="table-row">
      <style:table-row-properties style:min-row-height="0.7in"/>
    </style:style>
    <style:style style:name="TableCell6" style:family="table-cell">
      <style:table-cell-properties fo:border="none" style:writing-mode="lr-tb" style:vertical-align="bottom" fo:padding-top="0in" fo:padding-left="0in" fo:padding-bottom="0in" fo:padding-right="0in"/>
    </style:style>
    <style:style style:name="P7" style:parent-style-name="Normální" style:family="paragraph">
      <style:paragraph-properties/>
    </style:style>
    <style:style style:name="TableCell15" style:family="table-cell">
      <style:table-cell-properties fo:border="none" style:writing-mode="lr-tb" style:vertical-align="bottom" fo:padding-top="0in" fo:padding-left="0in" fo:padding-bottom="0in" fo:padding-right="0in"/>
    </style:style>
    <style:style style:name="TableCell16" style:family="table-cell">
      <style:table-cell-properties fo:border="none" style:writing-mode="lr-tb" style:vertical-align="bottom" fo:padding-top="0in" fo:padding-left="0in" fo:padding-bottom="0in" fo:padding-right="0in"/>
    </style:style>
    <style:style style:name="P17" style:parent-style-name="Číslovanýseznam" style:family="paragraph">
      <style:paragraph-properties fo:margin-left="0.3937in" fo:text-indent="-0.3937in">
        <style:tab-stops>
          <style:tab-stop style:type="left" style:position="0in"/>
        </style:tab-stops>
      </style:paragraph-properties>
    </style:style>
    <style:style style:name="P18" style:parent-style-name="Číslovanýseznam" style:family="paragraph">
      <style:paragraph-properties fo:margin-left="0.3937in" fo:text-indent="-0.3937in">
        <style:tab-stops>
          <style:tab-stop style:type="left" style:position="0in"/>
        </style:tab-stops>
      </style:paragraph-properties>
    </style:style>
    <style:style style:name="P19" style:parent-style-name="Číslovanýseznam" style:family="paragraph">
      <style:paragraph-properties fo:margin-left="0.3937in" fo:text-indent="-0.3937in">
        <style:tab-stops>
          <style:tab-stop style:type="left" style:position="0in"/>
        </style:tab-stops>
      </style:paragraph-properties>
    </style:style>
    <style:style style:name="P20" style:parent-style-name="Číslovanýseznam" style:family="paragraph">
      <style:paragraph-properties fo:margin-left="0.3937in" fo:text-indent="-0.3937in">
        <style:tab-stops>
          <style:tab-stop style:type="left" style:position="0in"/>
        </style:tab-stops>
      </style:paragraph-properties>
    </style:style>
    <style:style style:name="P21" style:parent-style-name="Číslovanýseznam" style:family="paragraph">
      <style:paragraph-properties fo:margin-left="0.3937in" fo:text-indent="-0.3937in">
        <style:tab-stops>
          <style:tab-stop style:type="left" style:position="0in"/>
        </style:tab-stops>
      </style:paragraph-properties>
    </style:style>
    <style:style style:name="P22" style:parent-style-name="Číslovanýseznam" style:family="paragraph">
      <style:paragraph-properties fo:margin-left="0.3937in" fo:text-indent="-0.3937in">
        <style:tab-stops>
          <style:tab-stop style:type="left" style:position="0in"/>
        </style:tab-stops>
      </style:paragraph-properties>
    </style:style>
    <style:style style:name="P23" style:parent-style-name="Základnítext" style:family="paragraph">
      <style:text-properties fo:background-color="#FFFF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Normální">Sp. zn.</text:p>
            <text:p text:style-name="Normální">Naše č.<text:s/>j.</text:p>
            <text:p text:style-name="Normální">Datum</text:p>
            <text:p text:style-name="Normální"/>
            <text:p text:style-name="Normální"/>
            <text:p text:style-name="Normální"/>
            <text:p text:style-name="Normální"/>
            <text:p text:style-name="Normální"/>
          </table:table-cell>
          <table:table-cell table:style-name="TableCell15">
            <text:p text:style-name="Normální"/>
            <text:p text:style-name="Normální"/>
            <text:p text:style-name="Normální"><text:bookmark-start text:name="Text14"/><text:bookmark-start text:name="Text2"/>K106 57/2017<text:bookmark-end text:name="Text14"/></text:p>
            <text:p text:style-name="Normální">KVOP-26017/2017<text:bookmark-end text:name="Text2"/></text:p>
            <text:p text:style-name="Normální"><text:bookmark-start text:name="Text6"/>20. 09. 2017<text:bookmark-end text:name="Text6"/></text:p>
            <text:p text:style-name="Normální"/>
            <text:p text:style-name="Normální"/>
            <text:p text:style-name="Normální"/>
            <text:p text:style-name="Normální"/>
            <text:p text:style-name="Normální"/>
          </table:table-cell>
          <table:table-cell table:style-name="TableCell16">
            <text:p text:style-name="Normální"><text:bookmark-start text:name="Text13"/><text:bookmark-start text:name="Text7"/><text:s text:c="5"/><text:bookmark-end text:name="Text13"/></text:p>
            <text:p text:style-name="Normální"><text:s text:c="5"/><text:bookmark-end text:name="Text7"/></text:p>
            <text:p text:style-name="Normální"><text:bookmark-start text:name="Text8"/><text:s text:c="5"/><text:bookmark-end text:name="Text8"/></text:p>
            <text:p text:style-name="Normální">Vážený pan</text:p>
            <text:p text:style-name="Normální">Mgr. T. J.,Ph.D.</text:p>
            <text:p text:style-name="Normální"/>
            <text:p text:style-name="Normální"/>
            <text:p text:style-name="Normální"/>
            <text:p text:style-name="Normální"/>
            <text:p text:style-name="Normální"/>
          </table:table-cell>
        </table:table-row>
      </table:table>
      <text:h text:style-name="Nadpis1" text:outline-level="1">Sdělení o poskytnutí informace<text:s/></text:h>
      <text:p text:style-name="Základnítext">Vážený pane J.,</text:p>
      <text:p text:style-name="Základnítext">dne 4. září 2017 byla do Kanceláře veřejného ochránce práv doručena Vaše žádost podle zákona č. 106/1999 Sb., o svobodném přístupu k informacím, ve znění pozdějších předpisů. Žádáte odpovědi na následující otázky<text:s/>týkající se Vašeho případu<text:span text:style-name="Značkapozn.podčarou"><text:note text:note-class="footnote" text:id="_ftn0"><text:note-citation>1</text:note-citation><text:note-body><text:p text:style-name="Textpozn.podčarou"><text:s/>Vedeného<text:s/>pod sp. zn. 7312/2015/VOP/NH.</text:p></text:note-body></text:note></text:span>:</text:p>
      <text:list text:style-name="LFO4" text:continue-numbering="true">
        <text:list-item>
          <text:p text:style-name="P17">Zareagovalo MPSV<text:s/>na Váš dopis<text:s/>ze dne 12. července<text:s/>2017, č. j. KVOP-15415/2017, kdy jste mu dala 30 dní na odpověď a vyřízení mé stížnosti? Pokud máte odpověď, žádám o její poskytnutí.</text:p>
        </text:list-item>
        <text:list-item>
          <text:p text:style-name="P18">Zareagovalo MZV na Váš dopis ze dne 12. července 2017, č. j. KVOP-15417/2017, kdy jste mu dala 30 dní na odpověď? Pokud máte odpověď, žádám o její poskytnutí.</text:p>
        </text:list-item>
        <text:list-item>
          <text:p text:style-name="P19">Vyvodila jste nějaké důsledky vůči paní Lence Frýdkové, která měla spis mého syna ve Vašem úřadě v minulosti teoreticky na starosti a dlouhodobě nic nedělala, na mé přípisy nereagovala a házela je bez odpovědi do šuplíku?</text:p>
        </text:list-item>
        <text:list-item>
          <text:p text:style-name="P20">Podařilo se Vám přijmout nějaké opatření, aby referenti Vašeho úřadu odpovídali občanům v přiměřené lhůtě?<text:s/></text:p>
        </text:list-item>
        <text:list-item>
          <text:p text:style-name="P21">Prozradíte mi jméno a kontaktní údaje nového pracovníka, který by se měl od 1. července 2017 věnovat spisu mého syna? Bude se mnou tento pracovník komunikovat sám od sebe nebo se mám vždy na všechno ptát podle informačního zákona?</text:p>
        </text:list-item>
        <text:list-item>
          <text:p text:style-name="P22">Podařilo se Vám získat odpověď španělské ombudsmanky, kterou jste v minulosti ve věci porušování unijního práva oslovila? Pokud ano, prosím o poskytnutí její odpovědi pro Vás, v rozsahu, ve kterém se vyjadřuje k věci mého syna.<text:s/></text:p>
        </text:list-item>
      </text:list>
      <text:p text:style-name="Základnítext">Ve smyslu zákona o svobodném přístupu k informacím, Vám<text:s/><text:span text:style-name="Silné">poskytuj</text:span><text:span text:style-name="Silné">i</text:span><text:span text:style-name="Silné"><text:s/>níže uvedené informace</text:span>:</text:p>
      <text:p text:style-name="Základnítext"/>
      <text:p text:style-name="Základnítext"/>
      <text:p text:style-name="Základnítext"><text:span text:style-name="Silné">K bodu č. 1</text:span></text:p>
      <text:soft-page-break/>
      <text:p text:style-name="Základnítext">K dopisu ze dne 12. července<text:s/>2017, č. j. KVOP-15415/2017, obdržela veřejná ochránkyně práv sdělení ministryně práce a sociálních věcí ze dne 8. srpna 2017, č. j.: MPSV-2017/148246-230/1. Současně jí bylo zasláno vyrozumění o vyřízení Vaší stížnosti ze dne 3. srpna 2017, č. j.: MPSV-2017/148246-230/2, kterým MPSV reagovalo na Vaše podání ze dnů 31. 10. 2016, 23. 11. 2016, 4. 1. 2017 a také na podání ze dne 7. 9. 2016. Kopii sdělení ministryně a kopii vyrozumění o vyřízení stížnosti přikládám.</text:p>
      <text:p text:style-name="Základnítext"><text:span text:style-name="Silné">K bodu č. 2</text:span></text:p>
      <text:p text:style-name="Základnítext">K dopisu ze dne 12. července<text:s/>2017, č. j. KVOP-15417/2017, obdržela veřejná ochránkyně práv odpověď ministra zahraničních věcí ze dne 8. srpna 2017, č. j.: 307668/2017-KO. Kopii odpovědi ministra přikládám.</text:p>
      <text:p text:style-name="Základnítext"><text:span text:style-name="Silné">K bodu č. 3</text:span></text:p>
      <text:p text:style-name="Základnítext">Nemohu s Vámi souhlasit, že Mgr. Ing. Lenka Frýdková ve věci nic nedělala.<text:s/>Na<text:s/>druhou stranu, jak vyplývá již z mého e-mailu ze dne 4. 7. 2017, opominula<text:s/>Vaši stížnost na nečinnost<text:s/>Ministerstva práce a sociálních věcí.<text:s/><text:span text:style-name="Silné">Tento nedostatek (pochybení) jsem s ní osobně projednala, což považuji za dostačující.</text:span><text:span text:style-name="Silné"><text:s/></text:span></text:p>
      <text:p text:style-name="Základnítext"><text:span text:style-name="Silné">K bodu č. 4</text:span></text:p>
      <text:p text:style-name="Základnítext">Systém vnitřní kontroly práce jednotlivých právníků<text:s/>a právniček<text:s/>nastaven je.<text:s/>Žádná<text:s/>další<text:s/>opatření nepovažuji za potřebná. Právník/právnička jsou povinni činit úkony ve spise plynule,<text:s/><text:span text:style-name="Zdůraznění">s přihlédnutím k naléhavosti a obsahu podnětu a běhu lhůt pro možná opatření k nápravě. První dokument adresovaný stěžovateli by měli zpracovat nejpozději do 30 dnů od doručení podnětu. Mají dbát na to,<text:s/></text:span><text:span text:style-name="Zdůraznění">a</text:span><text:span text:style-name="Zdůraznění">by nedocházelo k nedůvodným prodlevám mezi úkony. Po prvním vyrozumění stěžovatele by měli činit další<text:s/></text:span><text:span text:style-name="Zdůraznění">kroky</text:span><text:span text:style-name="Zdůraznění"><text:s/>bez zbytečného odkladu tak, aby bez vážných důvodů nebyla překročena doba 90 dnů.</text:span><text:span text:style-name="Zdůraznění"><text:s/></text:span></text:p>
      <text:p text:style-name="Základnítext">Na dodržování lhůt dbají vedoucí jednotlivých oddělení. Ti jsou za tuto kontrolu a dohled odpovědni mě. Není však vždy z objektivních důvodů možné, aby lhůty byly ve všech případech dodrženy. Přednostně se snažíme jednat tam, kde je možné lidem ještě pomoci.<text:s/></text:p>
      <text:p text:style-name="Základnítext"><text:span text:style-name="Silné">K bodu č. 5</text:span></text:p>
      <text:p text:style-name="Základnítext">Váš podnět resp. spis vedený pod sp. zn. 7312/2015/VOP převzala od 1. září 2017 nová zpracovatelka Mgr. Nikol Hermany, kontaktní e-mail:<text:s/><text:span text:style-name="Hypertextovýodkaz">nikol.hermany@ochrance.cz</text:span>.<text:s/>V této souvislosti si Vás však dovoluji upozornit, že e-mailové adresy právníků neslouží k podávání podnětů či doplňování podkladů do spisu. Proto Vás žádám, aby Vaše komunikace s Kanceláří veřejného ochrance práv pro urychlení probíhala výhradně přes e-mailovou adresu<text:s/><text:a xlink:href="mailto:podatelna@ochrance.cz" office:target-frame-name="_top" xlink:show="replace"><text:span text:style-name="Hypertextovýodkaz">podatelna@ochrance.cz</text:span></text:a>. Předpokládám, že s postupem veřejné ochránkyně práv ve Vaší věci budete seznámen do jednoho měsíce.</text:p>
      <text:p text:style-name="Základnítext"><text:span text:style-name="Silné">K bodu č. 6</text:span></text:p>
      <text:p text:style-name="Základnítext">Dne 1. srpna 2016 veřejná ochránkyně práv obdržela sdělení od španělské ombudsmanky Soledad Becerill o zahájení šetření ve věci Vašeho syna. Dále ochránkyně od španělské ombudsmanky přijala<text:span text:style-name="Značkapozn.podčarou"><text:note text:note-class="footnote" text:id="_ftn1"><text:note-citation>2</text:note-citation><text:note-body><text:p text:style-name="Textpozn.podčarou"><text:s/>Dne 28. listopadu 2016.</text:p></text:note-body></text:note></text:span><text:s/>oznámení ze dne 21. listopadu 2016 o průběhu šetření, které<text:s/><text:soft-page-break/>ve věci její úřad prováděl. Kopii tohoto oznámení přikládám. Jako závěrečné hodnocení španělské ombudsmanky ve věci Vašeho syna obdržela<text:span text:style-name="Značkapozn.podčarou"><text:note text:note-class="footnote" text:id="_ftn2"><text:note-citation>3</text:note-citation><text:note-body><text:p text:style-name="Textpozn.podčarou"><text:s/>Dne 29. června 2017.</text:p></text:note-body></text:note></text:span><text:s/>ochránkyně zprávu ze dne 23. června 2017. Kopii zprávy přikládám přílohou.</text:p>
      <text:p text:style-name="Normální"/>
      <text:p text:style-name="podpis">Mgr. Petra Zdražilová v. r.</text:p>
      <text:p text:style-name="podpis">vedoucí právního odboru</text:p>
      <text:p text:style-name="podpis">(dopis je opatřen elektronickým podpisem)</text:p>
      <text:p text:style-name="podpis"/>
      <text:p text:style-name="podpis"/>
      <text:p text:style-name="podpis"/>
      <text:p text:style-name="podpis"/>
      <text:p text:style-name="podpis"/>
      <text:p text:style-name="podpis"/>
      <text:p text:style-name="podpis"/>
      <text:p text:style-name="podpis"/>
      <text:p text:style-name="podpis"/>
      <text:p text:style-name="podpis"/>
      <text:p text:style-name="podpis"/>
      <text:p text:style-name="podpis"/>
      <text:p text:style-name="podpis"/>
      <text:p text:style-name="podpis"/>
      <text:p text:style-name="podpis"/>
      <text:p text:style-name="Normální"/>
      <text:p text:style-name="Normální"><text:span text:style-name="Silné">Přílohy:<text:s/></text:span></text:p>
      <text:p text:style-name="Normální">Kopie sdělení ministryně práce a sociálních věcí ze dne 8. srpna 2017</text:p>
      <text:p text:style-name="Normální">Kopie odpovědi ministra zahraničních věcí ze dne 8. srpna 2017</text:p>
      <text:p text:style-name="Normální">Kopie oznámení španělské ombudsmanky ze dne 21. listopadu 2016</text:p>
      <text:p text:style-name="Normální">Kopie zprávy španělské ombudsmanky ze dne 23. června 2017</text:p>
      <text:p text:style-name="P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KGinisSmall" svg:font-family="CKGinisSmall" style:font-family-generic="swiss" style:font-pitch="variable" svg:panose-1="2 11 6 3 5 3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1972in"/>
      <style:text-properties style:font-name="Arial"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bottom="0.1666in" fo:line-height="110%"/>
      <style:text-properties fo:font-weight="bold" style:font-weight-asian="bold" fo:color="#008576" fo:font-size="12pt" style:font-size-asian="12pt" style:font-size-complex="13pt" fo:hyphenate="false"/>
    </style:style>
    <style:style style:name="Nadpis2" style:display-name="Nadpis 2" style:family="paragraph" style:parent-style-name="Nadpis3" style:default-outline-level="2">
      <style:paragraph-properties fo:keep-with-next="always"/>
      <style:text-properties fo:hyphenate="false"/>
    </style:style>
    <style:style style:name="Nadpis3" style:display-name="Nadpis 3" style:family="paragraph" style:parent-style-name="Normální" style:next-style-name="Normální" style:default-outline-level="3">
      <style:paragraph-properties fo:margin-bottom="0.1666in" fo:line-height="110%"/>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style:font-name="Calibri" style:font-name-complex="Times New Roman" fo:font-size="11.5pt" style:font-size-asian="11.5pt" style:font-size-complex="12pt"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Calibri" style:font-name-complex="Times New Roman" fo:font-weight="bold" style:font-weight-asian="bold" fo:color="#008576" fo:font-size="13pt" style:font-size-asian="13pt"/>
    </style:style>
    <style:style style:name="Nadpis2Char" style:display-name="Nadpis 2 Char" style:family="text" style:parent-style-name="Standardnípísmoodstavce">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Nadpis3Char" style:display-name="Nadpis 3 Char" style:family="text" style:parent-style-name="Standardnípísmoodstavce">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Nadpis5Char" style:display-name="Nadpis 5 Char" style:family="text" style:parent-style-name="Standardnípísmoodstavce">
      <style:text-properties style:font-name="Calibri" style:font-name-complex="Times New Roman" fo:font-weight="bold" style:font-weight-asian="bold" fo:font-style="italic" style:font-style-asian="italic" fo:font-size="13pt" style:font-size-asian="13pt"/>
    </style:style>
    <style:style style:name="Základnítext" style:display-name="Základní text" style:family="paragraph" style:parent-style-name="Normální">
      <style:paragraph-properties fo:text-align="justify" fo:margin-top="0.1388in" fo:margin-bottom="0.1388in" fo:line-height="105%"/>
      <style:text-properties fo:hyphenate="false"/>
    </style:style>
    <style:style style:name="ZákladnítextChar" style:display-name="Základní text Char" style:family="text" style:parent-style-name="Standardnípísmoodstavce">
      <style:text-properties style:font-name="Calibri" style:font-name-complex="Times New Roman" fo:font-size="12pt" style:font-size-asian="12pt"/>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fo:margin-top="0.0833in" fo:margin-bottom="0.0833in">
        <style:tab-stops>
          <style:tab-stop style:type="left" style:position="0.1972in"/>
        </style:tab-stops>
      </style:paragraph-properties>
      <style:text-properties fo:font-size="9pt" style:font-size-asian="9pt" style:font-size-complex="9pt" fo:hyphenate="false"/>
    </style:style>
    <style:style style:name="Textpozn.podčarouChar" style:display-name="Text pozn. pod čarou Char" style:family="text" style:parent-style-name="Standardnípísmoodstavce">
      <style:text-properties style:font-name="Calibri" style:font-name-complex="Times New Roman" fo:font-size="9pt" style:font-size-asian="9pt"/>
    </style:style>
    <style:style style:name="Značkapozn.podčarou" style:display-name="Značka pozn. pod čarou" style:family="text" style:parent-style-name="Standardnípísmoodstavce">
      <style:text-properties style:font-name="Calibri" style:font-name-complex="Times New Roman" fo:font-weight="bold" style:font-weight-asian="bold" fo:color="#008576" style:text-position="super 65.2%" fo:font-size="11.5pt" style:font-size-asian="11.5pt"/>
    </style:style>
    <style:style style:name="Hypertextovýodkaz" style:display-name="Hypertextový odkaz" style:family="text" style:parent-style-name="Standardnípísmoodstavce">
      <style:text-properties style:font-name="Calibri" style:font-name-complex="Times New Roman" fo:color="#008576" fo:font-size="11.5pt" style:font-size-asian="11.5pt" style:text-underline-type="single" style:text-underline-style="solid" style:text-underline-width="auto" style:text-underline-mode="continuous"/>
    </style:style>
    <style:style style:name="kubikova" style:display-name="kubikova" style:family="text">
      <style:text-properties style:font-name="Trebuchet MS" fo:color="#808000" fo:font-size="11pt" style:font-size-asian="11pt" style:text-underline-type="none"/>
    </style:style>
    <style:style style:name="Silné" style:display-name="Silné" style:family="text" style:parent-style-name="Standardnípísmoodstavce">
      <style:text-properties style:font-name-complex="Times New Roman" fo:font-weight="bold" style:font-weight-asian="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TextbublinyChar" style:display-name="Text bubliny Char" style:family="text" style:parent-style-name="Standardnípísmoodstavce">
      <style:text-properties style:font-name="Tahoma" style:font-name-complex="Tahoma" fo:font-size="8pt" style:font-size-asian="8pt" style:font-size-complex="8pt"/>
    </style:style>
    <style:style style:name="Zdůraznění" style:display-name="Zdůraznění" style:family="text" style:parent-style-name="Standardnípísmoodstavce">
      <style:text-properties style:font-name-complex="Times New Roman" fo:font-style="italic" style:font-style-asian="italic"/>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style:font-name-complex="Times New Roman" fo:font-size="12pt" style:font-size-asian="12pt"/>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Seznam" style:display-name="Seznam" style:family="paragraph" style:parent-style-name="Normální" style:list-style-name="LFO1">
      <style:paragraph-properties fo:text-align="justify" fo:margin-top="0.0833in" fo:margin-bottom="0.0833in" fo:margin-left="0.3937in" fo:text-indent="-0.3937in">
        <style:tab-stops>
          <style:tab-stop style:type="left" style:position="0in"/>
        </style:tab-stops>
      </style:paragraph-properties>
      <style:text-properties fo:hyphenate="false"/>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style:font-name-complex="Times New Roman" fo:font-size="12pt" style:font-size-asian="12pt"/>
    </style:style>
    <style:style style:name="Číslovanýseznam" style:display-name="Číslovaný seznam" style:family="paragraph" style:parent-style-name="Normální" style:list-style-name="LFO3">
      <style:paragraph-properties fo:text-align="justify" fo:margin-top="0.0833in" fo:margin-bottom="0.0833in" fo:margin-left="0.3937in" fo:text-indent="-0.3937in">
        <style:tab-stops>
          <style:tab-stop style:type="left" style:position="0in"/>
        </style:tab-stops>
      </style:paragraph-properties>
      <style:text-properties fo:hyphenate="false"/>
    </style:style>
    <style:style style:name="kontakt" style:display-name="kontakt" style:family="paragraph" style:parent-style-name="Normální">
      <style:text-properties style:font-name-complex="Tahoma" fo:color="#008576" fo:font-size="9pt" style:font-size-asian="9pt" style:font-size-complex="9pt" fo:hyphenate="false"/>
    </style:style>
    <style:style style:name="zákoncitace" style:display-name="zákon (citace)" style:family="paragraph" style:parent-style-name="Normální">
      <style:paragraph-properties fo:text-align="justify"/>
      <style:text-properties fo:font-style="italic" style:font-style-asian="italic" fo:font-size="10.5pt" style:font-size-asian="10.5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0.5pt" style:font-size-asian="10.5pt" fo:hyphenate="false"/>
    </style:style>
    <style:style style:name="Odkaznakomentář" style:display-name="Odkaz na komentář" style:family="text" style:parent-style-name="Standardnípísmoodstavce">
      <style:text-properties style:font-name-complex="Times New Roman" fo:font-size="8pt" style:font-size-asian="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text-properties style:font-name-complex="Times New Roman"/>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parent-style-name="TextkomentářeChar">
      <style:text-properties style:font-name-complex="Times New Roman" fo:font-weight="bold" style:font-weight-asian="bold"/>
    </style:style>
    <style:style style:name="Příloha" style:display-name="Příloha" style:family="paragraph" style:parent-style-name="Normální">
      <style:text-properties fo:font-weight="bold" style:font-weight-asian="bold" fo:color="#008576" fo:hyphenate="false"/>
    </style:style>
    <style:style style:name="Základnítextodsazený" style:display-name="Základní text odsazený" style:family="paragraph" style:parent-style-name="Normální">
      <style:paragraph-properties fo:margin-bottom="0.0833in" fo:margin-left="0.1965in">
        <style:tab-stops/>
      </style:paragraph-properties>
      <style:text-properties fo:hyphenate="false"/>
    </style:style>
    <style:style style:name="ZákladnítextodsazenýChar" style:display-name="Základní text odsazený Char" style:family="text" style:parent-style-name="Standardnípísmoodstavce">
      <style:text-properties style:font-name="Calibri" style:font-name-complex="Times New Roman" fo:font-size="12pt" style:font-size-asian="12pt"/>
    </style:style>
    <style:style style:name="Styl" style:display-name="Styl" style:family="paragraph">
      <style:text-properties style:font-name-complex="Times New Roman" fo:font-size="12pt" style:font-size-asian="12pt" style:font-size-complex="12pt" fo:hyphenate="false"/>
    </style:style>
    <style:style style:name="Prostýtext" style:display-name="Prostý text" style:family="paragraph" style:parent-style-name="Normální">
      <style:text-properties fo:font-size="11pt" style:font-size-asian="11pt" style:font-size-complex="11pt" fo:hyphenate="false"/>
    </style:style>
    <style:style style:name="ProstýtextChar" style:display-name="Prostý text Char" style:family="text" style:parent-style-name="Standardnípísmoodstavce">
      <style:text-properties style:font-name="Calibri" style:font-name-complex="Times New Roman" fo:font-size="11pt" style:font-size-asian="11pt"/>
    </style:style>
    <style:style style:name="instrukce" style:display-name="instrukce" style:family="text">
      <style:text-properties fo:color="#FF0000"/>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1LVL1" style:family="text">
      <style:text-properties style:font-name-complex="Times New Roman"/>
    </style:style>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2LVL1" style:family="text">
      <style:text-properties style:font-name-complex="Times New Roman"/>
    </style:style>
    <style:style style:name="WW_CharLFO3LVL1" style:family="text">
      <style:text-properties style:font-name="Wingdings"/>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false" style:text-position="0% 100%" style:text-underline-type="none"/>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style:style style:name="WW_CharLFO5LVL1" style:family="text">
      <style:text-properties style:font-name="Wingdings"/>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number text:level="1" text:style-name="WW_CharLFO4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902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3944in"/>
      </style:header-style>
      <style:footer-style>
        <style:header-footer-properties style:dynamic-spacing="true" fo:min-height="0.4923in"/>
      </style:footer-style>
    </style:page-layout>
    <style:style style:name="P8" style:parent-style-name="kontakt" style:family="paragraph">
      <style:paragraph-properties fo:text-align="end">
        <style:tab-stops>
          <style:tab-stop style:type="left" style:position="5.5125in"/>
        </style:tab-stops>
      </style:paragraph-properties>
    </style:style>
    <style:style style:name="T9" style:parent-style-name="Standardnípísmoodstavce" style:family="text">
      <style:text-properties style:use-window-font-color="true"/>
    </style:style>
    <style:style style:name="P10" style:parent-style-name="Normální" style:family="paragraph">
      <style:paragraph-properties fo:text-align="end">
        <style:tab-stops>
          <style:tab-stop style:type="left" style:position="3.2034in"/>
        </style:tab-stops>
      </style:paragraph-properties>
    </style:style>
    <style:style style:name="T11" style:parent-style-name="Standardnípísmoodstavce" style:family="text">
      <style:text-properties style:font-name="CKGinisSmall" fo:color="#808080" fo:font-size="18pt" style:font-size-asian="18pt" style:font-size-complex="18pt"/>
    </style:style>
    <style:style style:name="P12" style:parent-style-name="Normální" style:family="paragraph">
      <style:paragraph-properties fo:text-align="end">
        <style:tab-stops>
          <style:tab-stop style:type="left" style:position="3.2034in"/>
        </style:tab-stops>
      </style:paragraph-properties>
    </style:style>
    <style:style style:name="T13" style:parent-style-name="Standardnípísmoodstavce" style:family="text">
      <style:text-properties style:font-name="Calibri" fo:color="#808080" style:font-size-complex="11.5pt"/>
    </style:style>
    <style:style style:name="P14" style:parent-style-name="Normální" style:family="paragraph">
      <style:paragraph-properties fo:text-align="end">
        <style:tab-stops>
          <style:tab-stop style:type="left" style:position="3.2034in"/>
        </style:tab-stops>
      </style:paragraph-properties>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ge-content" style:horizontal-pos="from-left" style:vertical-pos="from-top"/>
    </style:style>
  </office:automatic-styles>
  <office:master-styles>
    <style:master-page style:name="MP0" style:page-layout-name="PL0">
      <style:header>
        <text:p text:style-name="Záhlaví"/>
      </style:header>
      <style:footer>
        <text:p text:style-name="P8"><text:span text:style-name="T9"><text:page-number text:fixed="false">3</text:page-number></text:span></text:p>
      </style:footer>
    </style:master-page>
    <style:master-page style:next-style-name="MP0" style:name="MPF0" style:page-layout-name="PL0">
      <style:header>
        <text:p text:style-name="P10"><text:span text:style-name="T11">*KVOPX007XKAX*</text:span>*KVOPX007XKAX*</text:p>
        <text:p text:style-name="P12"><text:span text:style-name="T13">KVOPX007XKAX</text:span>KVOPX007XKAX</text:p>
        <text:p text:style-name="P14"><draw:frame draw:z-index="251659264" draw:style-name="a0" draw:name="Obrázek 1" text:anchor-type="paragraph" svg:x="-0.72431in" svg:y="-0.7875in" svg:width="2.59861in" svg:height="0.57083in" style:rel-width="scale" style:rel-height="scale"><draw:image xlink:href="media/image1.jpeg" xlink:type="simple" xlink:show="embed" xlink:actuate="onLoad"/><svg:title/><svg:desc/></draw:frame></text:p>
      </style:header>
      <style:footer>
        <text:p text:style-name="kontakt">Kancelář veřejného ochránce práv, Údolní 39, 602 00 Brno, tel.: (+420) 542 542 111, fax: (+420) 542 542 112</text:p>
        <text:p text:style-name="kontakt">podatelna@ochrance.cz, www.ochrance.cz</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description/>
    <dc:subject/>
    <meta:initial-creator>Administrator</meta:initial-creator>
    <dc:creator>Bádrová Pavlína Mgr.</dc:creator>
    <meta:creation-date>2017-10-05T09:36:00Z</meta:creation-date>
    <dc:date>2017-10-05T09:36:00Z</dc:date>
    <meta:print-date>2016-06-27T07:08:00Z</meta:print-date>
    <meta:template xlink:href="KVOP_dopis%20vedoucího" xlink:type="simple"/>
    <meta:editing-cycles>2</meta:editing-cycles>
    <meta:editing-duration>PT0S</meta:editing-duration>
    <meta:user-defined meta:name="ContentTypeId">0x010100D3A71DC738674B4893D02C4CA0E22FAC</meta:user-defined>
    <meta:document-statistic meta:page-count="3" meta:paragraph-count="10" meta:word-count="737" meta:character-count="5078" meta:row-count="36" meta:non-whitespace-character-count="4351"/>
  </office:meta>
</office:document-meta>
</file>